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875in" table:align="left" fo:background-color="transparent">
        <style:background-image/>
      </style:table-properties>
    </style:style>
    <style:style style:name="Table1.A" style:family="table-column">
      <style:table-column-properties style:column-width="0.4701in"/>
    </style:style>
    <style:style style:name="Table1.C" style:family="table-column">
      <style:table-column-properties style:column-width="0.4646in"/>
    </style:style>
    <style:style style:name="Table1.1" style:family="table-row">
      <style:table-row-properties style:min-row-height="0.6889in" fo:background-color="transparent">
        <style:background-image/>
      </style:table-row-properties>
    </style:style>
    <style:style style:name="Table1.A1" style:family="table-cell">
      <style:table-cell-properties fo:padding="0.0382in" fo:border-left="1.5pt solid #000000" fo:border-right="none" fo:border-top="1.5pt solid #000000" fo:border-bottom="1.5pt solid #000000"/>
    </style:style>
    <style:style style:name="Table1.D1" style:family="table-cell">
      <style:table-cell-properties fo:padding="0.0382in" fo:border="1.5pt solid #000000"/>
    </style:style>
    <style:style style:name="Table2" style:family="table">
      <style:table-properties style:width="1.875in" table:align="left" fo:background-color="transparent">
        <style:background-image/>
      </style:table-properties>
    </style:style>
    <style:style style:name="Table2.A" style:family="table-column">
      <style:table-column-properties style:column-width="0.4701in"/>
    </style:style>
    <style:style style:name="Table2.D" style:family="table-column">
      <style:table-column-properties style:column-width="0.4646in"/>
    </style:style>
    <style:style style:name="Table2.1" style:family="table-row">
      <style:table-row-properties style:min-row-height="0.6889in" fo:background-color="transparent">
        <style:background-image/>
      </style:table-row-properties>
    </style:style>
    <style:style style:name="Table2.A1" style:family="table-cell">
      <style:table-cell-properties fo:padding="0.0382in" fo:border-left="1.5pt solid #000000" fo:border-right="none" fo:border-top="1.5pt solid #000000" fo:border-bottom="1.5pt solid #000000"/>
    </style:style>
    <style:style style:name="Table2.D1" style:family="table-cell">
      <style:table-cell-properties fo:padding="0.0382in" fo:border="1.5pt solid #000000"/>
    </style:style>
    <style:style style:name="Table3" style:family="table">
      <style:table-properties style:width="4.1236in" table:align="left" fo:background-color="transparent">
        <style:background-image/>
      </style:table-properties>
    </style:style>
    <style:style style:name="Table3.A" style:family="table-column">
      <style:table-column-properties style:column-width="0.2361in"/>
    </style:style>
    <style:style style:name="Table3.B" style:family="table-column">
      <style:table-column-properties style:column-width="0.2403in"/>
    </style:style>
    <style:style style:name="Table3.I" style:family="table-column">
      <style:table-column-properties style:column-width="0.2799in"/>
    </style:style>
    <style:style style:name="Table3.Q" style:family="table-column">
      <style:table-column-properties style:column-width="0.243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201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I1" style:family="table-cell">
      <style:table-cell-properties style:vertical-align="middle" fo:padding="0.0201in" fo:border-left="1.5pt solid #000000" fo:border-right="none" fo:border-top="1.5pt solid #000000" fo:border-bottom="1.5pt solid #000000" style:writing-mode="page"/>
    </style:style>
    <style:style style:name="Table3.Q1" style:family="table-cell">
      <style:table-cell-properties style:vertical-align="middle" fo:background-color="#dddddd" fo:padding="0.0201in" fo:border="1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dddddd" fo:padding="0.0201in" fo:border-left="1.5pt solid #000000" fo:border-right="none" fo:border-top="none" fo:border-bottom="1.5pt solid #000000" style:writing-mode="page">
        <style:background-image/>
      </style:table-cell-properties>
    </style:style>
    <style:style style:name="Table3.I2" style:family="table-cell">
      <style:table-cell-properties style:vertical-align="middle" fo:padding="0.0201in" fo:border-left="1.5pt solid #000000" fo:border-right="none" fo:border-top="none" fo:border-bottom="1.5pt solid #000000" style:writing-mode="page"/>
    </style:style>
    <style:style style:name="Table3.Q2" style:family="table-cell">
      <style:table-cell-properties style:vertical-align="middle" fo:background-color="#dddddd" fo:padding="0.0201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#cccccc" fo:padding="0.0201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bd819" officeooo:paragraph-rsid="0028a65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bd819" officeooo:paragraph-rsid="00291a80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bd819" officeooo:paragraph-rsid="001bd819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28pt" fo:font-weight="bold" officeooo:rsid="002121ef" officeooo:paragraph-rsid="0029030e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28pt" fo:font-weight="bold" officeooo:rsid="00291a80" officeooo:paragraph-rsid="00291a80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28pt" fo:font-weight="bold" officeooo:rsid="00291a80" officeooo:paragraph-rsid="00291a80" style:font-size-asian="24.5pt" style:font-weight-asian="bold" style:font-size-complex="28pt" style:font-weight-complex="bold"/>
    </style:style>
    <style:style style:name="P7" style:family="paragraph" style:parent-style-name="Standard">
      <style:text-properties officeooo:paragraph-rsid="001a672f"/>
    </style:style>
    <style:style style:name="P8" style:family="paragraph" style:parent-style-name="Standard">
      <style:text-properties officeooo:paragraph-rsid="0029030e"/>
    </style:style>
    <style:style style:name="P9" style:family="paragraph" style:parent-style-name="Standard">
      <style:text-properties fo:font-size="20pt" fo:font-weight="bold" officeooo:rsid="001bd819" officeooo:paragraph-rsid="00291a8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2121ef" officeooo:paragraph-rsid="001bd819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2121ef" officeooo:paragraph-rsid="002121e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291a80" officeooo:paragraph-rsid="00291a80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4pt" fo:font-weight="bold" officeooo:rsid="002dfd3e" officeooo:paragraph-rsid="002dfd3e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8pt" officeooo:paragraph-rsid="001a672f" style:font-size-asian="8pt" style:font-size-complex="8pt"/>
    </style:style>
    <style:style style:name="P15" style:family="paragraph" style:parent-style-name="Standard">
      <style:text-properties fo:font-size="8pt" officeooo:paragraph-rsid="001bd819" style:font-size-asian="8pt" style:font-size-complex="8pt"/>
    </style:style>
    <style:style style:name="P16" style:family="paragraph" style:parent-style-name="Table_20_Contents">
      <style:text-properties fo:font-size="16pt" fo:font-weight="bold" officeooo:rsid="001a672f" officeooo:paragraph-rsid="001a672f" style:font-size-asian="14pt" style:font-weight-asian="bold" style:font-size-complex="16pt" style:font-weight-complex="bold"/>
    </style:style>
    <style:style style:name="P17" style:family="paragraph" style:parent-style-name="Table_20_Contents">
      <style:text-properties officeooo:paragraph-rsid="001a672f"/>
    </style:style>
    <style:style style:name="P18" style:family="paragraph" style:parent-style-name="Table_20_Contents">
      <style:text-properties fo:font-size="15pt" fo:font-weight="bold" officeooo:rsid="0018a9f8" officeooo:paragraph-rsid="0018a9f8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5pt" fo:font-weight="bold" officeooo:rsid="0008824e" officeooo:paragraph-rsid="002cabd0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5pt" fo:font-weight="bold" officeooo:paragraph-rsid="002cabd0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5pt" fo:font-weight="bold" officeooo:rsid="0008824e" officeooo:paragraph-rsid="002cabd0" style:font-size-asian="15pt" style:font-weight-asian="bold" style:font-size-complex="15pt" style:font-weight-complex="bold"/>
    </style:style>
    <style:style style:name="P22" style:family="paragraph" style:parent-style-name="Table_20_Contents">
      <loext:graphic-properties draw:fill="none"/>
      <style:paragraph-properties fo:margin-left="0in" fo:margin-right="-0.25in" fo:text-indent="0in" style:auto-text-indent="false" fo:background-color="transparent" text:number-lines="false" text:line-number="0"/>
      <style:text-properties officeooo:rsid="001a672f" officeooo:paragraph-rsid="001a672f"/>
    </style:style>
    <style:style style:name="P23" style:family="paragraph" style:parent-style-name="Table_20_Contents">
      <loext:graphic-properties draw:fill="none"/>
      <style:paragraph-properties fo:margin-left="0in" fo:margin-right="-0.25in" fo:text-indent="0in" style:auto-text-indent="false" fo:background-color="transparent" text:number-lines="false" text:line-number="0"/>
      <style:text-properties fo:font-size="16pt" fo:font-weight="bold" officeooo:rsid="001a672f" officeooo:paragraph-rsid="001a672f" style:font-size-asian="14pt" style:font-weight-asian="bold" style:font-size-complex="16pt" style:font-weight-complex="bold"/>
    </style:style>
    <style:style style:name="P24" style:family="paragraph" style:parent-style-name="Table_20_Contents">
      <loext:graphic-properties draw:fill="none"/>
      <style:paragraph-properties fo:margin-left="0in" fo:margin-right="-0.25in" fo:text-indent="0in" style:auto-text-indent="false" fo:background-color="transparent" text:number-lines="false" text:line-number="0"/>
      <style:text-properties fo:font-size="15pt" officeooo:paragraph-rsid="0018a9f8" style:font-size-asian="15pt" style:font-size-complex="15pt"/>
    </style:style>
    <style:style style:name="P25" style:family="paragraph" style:parent-style-name="Table_20_Contents">
      <loext:graphic-properties draw:fill="none"/>
      <style:paragraph-properties fo:margin-left="0in" fo:margin-right="-0.25in" fo:text-indent="0in" style:auto-text-indent="false" fo:background-color="transparent" text:number-lines="false" text:line-number="0"/>
      <style:text-properties fo:font-size="15pt" fo:font-weight="bold" officeooo:rsid="0018a9f8" officeooo:paragraph-rsid="001a672f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6pt" fo:font-weight="bold" officeooo:rsid="001bd819" officeooo:paragraph-rsid="0037557d" style:font-size-asian="14pt" style:font-weight-asian="bold" style:font-size-complex="16pt" style:font-weight-complex="bold"/>
    </style:style>
    <style:style style:name="P27" style:family="paragraph" style:parent-style-name="Standard">
      <style:text-properties officeooo:paragraph-rsid="0037557d"/>
    </style:style>
    <style:style style:name="P28" style:family="paragraph" style:parent-style-name="Standard">
      <style:text-properties officeooo:paragraph-rsid="0038acc8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8a9f8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a672f" style:font-size-asian="14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officeooo:rsid="001bd819" style:font-size-asian="12pt" style:font-weight-asian="bold" style:font-size-complex="12pt" style:font-weight-complex="bold"/>
    </style:style>
    <style:style style:name="T6" style:family="text">
      <style:text-properties fo:font-size="18pt" style:font-size-asian="15.75pt" style:font-size-complex="18pt"/>
    </style:style>
    <style:style style:name="T7" style:family="text">
      <style:text-properties fo:font-size="18pt" officeooo:rsid="0029030e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1e1b4a" style:font-size-asian="20pt" style:font-size-complex="20pt"/>
    </style:style>
    <style:style style:name="T10" style:family="text">
      <style:text-properties fo:font-size="20pt" officeooo:rsid="001f13ad" style:font-size-asian="20pt" style:font-size-complex="20pt"/>
    </style:style>
    <style:style style:name="T11" style:family="text">
      <style:text-properties fo:font-size="20pt" officeooo:rsid="0037557d" style:font-size-asian="20pt" style:font-size-complex="20pt"/>
    </style:style>
    <style:style style:name="T12" style:family="text">
      <style:text-properties fo:font-size="20pt" officeooo:rsid="0039e327" style:font-size-asian="20pt" style:font-size-complex="20pt"/>
    </style:style>
    <style:style style:name="T13" style:family="text">
      <style:text-properties fo:font-size="20pt" fo:font-weight="bold" officeooo:rsid="001f13ad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01bd819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37557d" style:font-size-asian="20pt" style:font-weight-asian="bold" style:font-size-complex="20pt" style:font-weight-complex="bold"/>
    </style:style>
    <style:style style:name="T16" style:family="text">
      <style:text-properties officeooo:rsid="001e1b4a"/>
    </style:style>
    <style:style style:name="T17" style:family="text">
      <style:text-properties fo:font-weight="bold" officeooo:rsid="0018a9f8" style:font-weight-asian="bold" style:font-weight-complex="bold"/>
    </style:style>
    <style:style style:name="T18" style:family="text">
      <style:text-properties fo:font-weight="bold" officeooo:rsid="001a672f" style:font-weight-asian="bold" style:font-weight-complex="bold"/>
    </style:style>
    <style:style style:name="T19" style:family="text">
      <style:text-properties fo:font-size="28pt" fo:font-weight="bold" officeooo:rsid="002121ef" style:font-size-asian="28pt" style:font-weight-asian="bold" style:font-size-complex="28pt" style:font-weight-complex="bold"/>
    </style:style>
    <style:style style:name="T20" style:family="text">
      <style:text-properties fo:font-size="28pt" fo:font-weight="bold" officeooo:rsid="0029030e" style:font-size-asian="28pt" style:font-weight-asian="bold" style:font-size-complex="28pt" style:font-weight-complex="bold"/>
    </style:style>
    <style:style style:name="T21" style:family="text">
      <style:text-properties fo:font-size="28pt" fo:font-weight="bold" officeooo:rsid="00266740" style:font-size-asian="28pt" style:font-weight-asian="bold" style:font-size-complex="28pt" style:font-weight-complex="bold"/>
    </style:style>
    <style:style style:name="T22" style:family="text">
      <style:text-properties fo:font-size="28pt" fo:font-weight="bold" officeooo:rsid="0038acc8" style:font-size-asian="28pt" style:font-weight-asian="bold" style:font-size-complex="28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officeooo:rsid="001e1b4a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officeooo:rsid="001e1b4a" style:font-size-asian="24pt" style:font-size-complex="24pt"/>
    </style:style>
    <style:style style:name="T27" style:family="text">
      <style:text-properties officeooo:rsid="002121ef"/>
    </style:style>
    <style:style style:name="T28" style:family="text">
      <style:text-properties style:text-position="sub 58%" fo:font-size="18pt" officeooo:rsid="0029030e" style:font-size-asian="18pt" style:font-size-complex="18pt"/>
    </style:style>
    <style:style style:name="T29" style:family="text">
      <style:text-properties style:text-position="sub 58%" fo:font-size="20pt" fo:font-weight="bold" officeooo:rsid="0037557d" style:font-size-asian="20pt" style:font-weight-asian="bold" style:font-size-complex="20pt" style:font-weight-complex="bold"/>
    </style:style>
    <style:style style:name="T30" style:family="text">
      <style:text-properties style:text-position="sub 58%" fo:font-size="20pt" officeooo:rsid="0037557d" style:font-size-asian="20pt" style:font-size-complex="20pt"/>
    </style:style>
    <style:style style:name="T31" style:family="text">
      <style:text-properties style:text-position="0% 100%" fo:font-size="18pt" officeooo:rsid="0029030e" style:font-size-asian="18pt" style:font-size-complex="18pt"/>
    </style:style>
    <style:style style:name="T32" style:family="text">
      <style:text-properties fo:font-size="36pt" officeooo:rsid="00324607" style:font-size-asian="36pt" style:font-size-complex="36pt"/>
    </style:style>
    <style:style style:name="T33" style:family="text">
      <style:text-properties officeooo:rsid="0033e659"/>
    </style:style>
    <style:style style:name="T34" style:family="text">
      <style:text-properties officeooo:rsid="0037557d"/>
    </style:style>
    <style:style style:name="T35" style:family="text">
      <style:text-properties officeooo:rsid="0038ac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4"><text:span text:style-name="T17">H M <text:s text:c="3"/></text:span><text:span text:style-name="T18">L <text:s text:c="2"/>I</text:span></text:p>
            <text:p text:style-name="P25">T</text:p>
          </table:table-cell>
          <table:table-cell table:style-name="Table1.A1" office:value-type="string">
            <text:p text:style-name="P18">R R</text:p>
            <text:p text:style-name="P18">I <text:s/>O <text:s text:c="3"/></text:p>
          </table:table-cell>
          <table:table-cell table:style-name="Table1.A1" office:value-type="string">
            <text:p text:style-name="P18"><text:s/>I <text:s text:c="2"/>I</text:p>
            <text:p text:style-name="P18">O <text:s/>I</text:p>
          </table:table-cell>
          <table:table-cell table:style-name="Table1.D1" office:value-type="string">
            <text:p text:style-name="P18">A <text:s/>A</text:p>
            <text:p text:style-name="P18">I <text:s/>O</text:p>
          </table:table-cell>
        </table:table-row>
      </table:table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2"><text:span text:style-name="T2">E <text:s/></text:span><text:span text:style-name="T1">S</text:span></text:p>
            <text:p text:style-name="P23">O U</text:p>
          </table:table-cell>
          <table:table-cell table:style-name="Table2.A1" office:value-type="string">
            <text:p text:style-name="P16">B O</text:p>
            <text:p text:style-name="P17"><text:span text:style-name="T3">I <text:s text:c="2"/>I</text:span><text:span text:style-name="T2"> <text:s text:c="3"/></text:span></text:p>
          </table:table-cell>
          <table:table-cell table:style-name="Table2.A1" office:value-type="string">
            <text:p text:style-name="P16">C C</text:p>
            <text:p text:style-name="P16">E O</text:p>
          </table:table-cell>
          <table:table-cell table:style-name="Table2.D1" office:value-type="string">
            <text:p text:style-name="P16">J <text:s/>F</text:p>
            <text:p text:style-name="P16"><text:s text:c="4"/>L</text:p>
          </table:table-cell>
        </table:table-row>
      </table:table>
      <text:p text:style-name="P14"/>
      <text:p text:style-name="P3"><text:tab/> <text:s/><text:tab/></text:p>
      <text:p text:style-name="P26"><text:span text:style-name="T8">HLT <text:s text:c="2"/>RI <text:s text:c="3"/>SU<text:tab/>OI<text:tab/> CE <text:s text:c="3"/></text:span><text:span text:style-name="T9">FC <text:s text:c="3"/>FZ<text:tab/> </text:span><text:span text:style-name="T12">MR <text:s text:c="3"/>MR</text:span><text:span text:style-name="T9"> <text:s text:c="2"/></text:span><text:span text:style-name="T8">A</text:span><text:span text:style-name="T30">0</text:span><text:span text:style-name="T11">,A</text:span><text:span text:style-name="T30">1</text:span><text:span text:style-name="T11">,A</text:span><text:span text:style-name="T30">2</text:span></text:p>
      <text:p text:style-name="P1"><text:span text:style-name="T9"><text:tab/><text:tab/>____<text:tab/> </text:span><text:span text:style-name="T26">__</text:span><text:span text:style-name="T24"><text:tab/><text:tab/></text:span><text:span text:style-name="T9">___</text:span><text:span text:style-name="T16"><text:tab/> <text:s text:c="5"/></text:span><text:span text:style-name="T24">__</text:span><text:span text:style-name="T16"><text:tab/> <text:s text:c="2"/></text:span><text:span text:style-name="T26">_</text:span><text:span text:style-name="T16"><text:tab/> <text:s text:c="4"/></text:span><text:span text:style-name="T24">__</text:span><text:span text:style-name="T16"><text:tab/></text:span></text:p>
      <text:p text:style-name="P27"><text:span text:style-name="T13">CLR<text:tab/>CLR<text:tab/> </text:span><text:span text:style-name="T14">MI<text:tab/><text:tab/>RO<text:tab/> <text:s text:c="4"/>IO<text:tab/> <text:s/>II<text:tab/> <text:s text:c="3"/>AI</text:span><text:span text:style-name="T5"><text:tab/></text:span><text:span text:style-name="T14">A</text:span><text:span text:style-name="T29">0</text:span><text:span text:style-name="T15">,A</text:span><text:span text:style-name="T29">1</text:span><text:span text:style-name="T15">,A</text:span><text:span text:style-name="T29">2</text:span><text:span text:style-name="T5"><text:tab/> <text:s text:c="5"/></text:span></text:p>
      <text:p text:style-name="P15"/>
      <text:p text:style-name="P1"><text:span text:style-name="T23">__</text:span><text:tab/><text:tab/><text:span text:style-name="T25">__</text:span><text:tab/><text:span text:style-name="T6"><text:tab/></text:span><text:span text:style-name="T8">__</text:span><text:span text:style-name="T6"><text:tab/><text:tab/></text:span><text:span text:style-name="T25">__<text:tab/><text:tab/></text:span><text:span text:style-name="T8">_</text:span><text:tab/><text:tab/><text:span text:style-name="T23">__</text:span><text:tab/></text:p>
      <text:p text:style-name="P2"><text:span text:style-name="T8">A0<text:tab/><text:tab/>EO<text:tab/><text:tab/>BI<text:tab/><text:tab/>CO</text:span><text:tab/><text:tab/><text:span text:style-name="T8">J<text:tab/><text:tab/>FL</text:span><text:tab/> <text:s text:c="2"/><text:span text:style-name="T7">T</text:span><text:span text:style-name="T28">0</text:span><text:span text:style-name="T31">T</text:span><text:span text:style-name="T28">1</text:span><text:span text:style-name="T31">T</text:span><text:span text:style-name="T28">2</text:span><text:span text:style-name="T31">T</text:span><text:span text:style-name="T28">3</text:span><text:span text:style-name="T31">T</text:span><text:span text:style-name="T28">4</text:span><text:tab/><text:span text:style-name="T8"><text:tab/></text:span></text:p>
      <text:p text:style-name="P10"/>
      <text:p text:style-name="P5">Instruction-Decoder<text:tab/><text:tab/><text:span text:style-name="T27">RAM</text:span><text:span text:style-name="T7"><text:tab/><text:tab/></text:span><text:span text:style-name="T32">BUS</text:span></text:p>
      <text:p text:style-name="P6"><text:tab/> <text:span text:style-name="T33">Microcode</text:span></text:p>
      <text:p text:style-name="P12"/>
      <text:p text:style-name="P4">Memory-Address<text:tab/><text:tab/><text:tab/>Instruction</text:p>
      <text:p text:style-name="P4"><text:s text:c="8"/>Register<text:tab/><text:tab/> <text:tab/><text:tab/> <text:s/>Register<text:span text:style-name="T8"><text:tab/></text:span></text:p>
      <text:p text:style-name="P11"/>
      <text:p text:style-name="P8"><text:span text:style-name="T19">Memory-Address<text:tab/> <text:s text:c="3"/></text:span><text:span text:style-name="T20">Program <text:s text:c="6"/></text:span><text:span text:style-name="T22">Master</text:span></text:p>
      <text:p text:style-name="P28"><text:span text:style-name="T19"><text:tab/> <text:s/>Register<text:tab/><text:tab/> <text:s text:c="3"/></text:span><text:span text:style-name="T21">Counter<text:tab/> <text:s text:c="2"/></text:span><text:span text:style-name="T22">Reset-MR</text:span></text:p>
      <text:p text:style-name="P9"><text:tab/><text:tab/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column table:style-name="Table3.B" table:number-columns-repeated="7"/>
        <table:table-column table:style-name="Table3.Q"/>
        <table:table-row table:style-name="Table3.1">
          <table:table-cell table:style-name="Table3.A1" office:value-type="string">
            <text:p text:style-name="P19">H</text:p>
          </table:table-cell>
          <table:table-cell table:style-name="Table3.A1" office:value-type="string">
            <text:p text:style-name="P19">M</text:p>
          </table:table-cell>
          <table:table-cell table:style-name="Table3.A1" office:value-type="string">
            <text:p text:style-name="P19">R</text:p>
          </table:table-cell>
          <table:table-cell table:style-name="Table3.A1" office:value-type="string">
            <text:p text:style-name="P19">R</text:p>
          </table:table-cell>
          <table:table-cell table:style-name="Table3.A1" office:value-type="string">
            <text:p text:style-name="P19">I</text:p>
          </table:table-cell>
          <table:table-cell table:style-name="Table3.A1" office:value-type="string">
            <text:p text:style-name="P19">I</text:p>
          </table:table-cell>
          <table:table-cell table:style-name="Table3.A1" office:value-type="string">
            <text:p text:style-name="P19">A</text:p>
          </table:table-cell>
          <table:table-cell table:style-name="Table3.A1" office:value-type="string">
            <text:p text:style-name="P19">A</text:p>
          </table:table-cell>
          <table:table-cell table:style-name="Table3.I1" office:value-type="string">
            <text:p text:style-name="P20"/>
          </table:table-cell>
          <table:table-cell table:style-name="Table3.A1" office:value-type="string">
            <text:p text:style-name="P19">E</text:p>
          </table:table-cell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B</text:p>
          </table:table-cell>
          <table:table-cell table:style-name="Table3.A1" office:value-type="string">
            <text:p text:style-name="P19">O</text:p>
          </table:table-cell>
          <table:table-cell table:style-name="Table3.A1" office:value-type="string">
            <text:p text:style-name="P19">C</text:p>
          </table:table-cell>
          <table:table-cell table:style-name="Table3.A1" office:value-type="string">
            <text:p text:style-name="P19">C</text:p>
          </table:table-cell>
          <table:table-cell table:style-name="Table3.A1" office:value-type="string">
            <text:p text:style-name="P19">J</text:p>
          </table:table-cell>
          <table:table-cell table:style-name="Table3.Q1" office:value-type="string">
            <text:p text:style-name="P19">F</text:p>
          </table:table-cell>
        </table:table-row>
        <table:table-row table:style-name="Table3.1">
          <table:table-cell table:style-name="Table3.A2" office:value-type="string">
            <text:p text:style-name="P19">L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O</text:p>
          </table:table-cell>
          <table:table-cell table:style-name="Table3.I2" office:value-type="string">
            <text:p text:style-name="P20"/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9">U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9">E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20"/>
          </table:table-cell>
          <table:table-cell table:style-name="Table3.Q2" office:value-type="string">
            <text:p text:style-name="P19">L</text:p>
          </table:table-cell>
        </table:table-row>
        <table:table-row table:style-name="Table3.1">
          <table:table-cell table:style-name="Table3.A2" office:value-type="string">
            <text:p text:style-name="P19">T</text:p>
          </table:table-cell>
          <table:table-cell table:style-name="Table3.B3" table:number-columns-spanned="16" office:value-type="string">
            <text:p text:style-name="P21">CONTROL SIGNA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09T10:52:28.806000000</meta:creation-date>
    <dc:date>2021-08-11T17:09:05.201000000</dc:date>
    <meta:editing-duration>PT1H27M48S</meta:editing-duration>
    <meta:editing-cycles>23</meta:editing-cycles>
    <meta:generator>LibreOffice/6.4.6.2$Windows_X86_64 LibreOffice_project/0ce51a4fd21bff07a5c061082cc82c5ed232f115</meta:generator>
    <meta:document-statistic meta:table-count="3" meta:image-count="0" meta:object-count="0" meta:page-count="1" meta:paragraph-count="62" meta:word-count="117" meta:character-count="506" meta:non-whitespace-character-count="300"/>
  </office:meta>
</office:document-meta>
</file>